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b9088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d1a73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b9088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style="italic"/>
    </style:style>
    <style:style style:name="T8" style:family="text">
      <style:text-properties fo:font-style="italic" officeooo:rsid="004d486b" style:font-style-asian="italic" style:font-style-complex="italic"/>
    </style:style>
    <style:style style:name="T9" style:family="text">
      <style:text-properties officeooo:rsid="004d1a73"/>
    </style:style>
    <style:style style:name="T10" style:family="text">
      <style:text-properties officeooo:rsid="004d486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yecto </text:span><text:span text:style-name="T5">8</text:span><text:span text:style-name="T1">.</text:span><text:span text:style-name="T5">2</text:span><text:span text:style-name="T2">.</text:span><text:span text:style-name="T4">2</text:span><text:span text:style-name="T3">.</text:span><text:span text:style-name="T1"> </text:span><text:span text:style-name="T5">Laberinto con queso, recargado</text:span></text:p>
      <text:p text:style-name="P1"/>
      <text:p text:style-name="P4"><text:bookmark text:name="docs-internal-guid-eb2c7d69-2ceb-da12-dd1b-4b52bb4ada6d"/>Otra vez más el ratón está en el laberinto, <text:span text:style-name="T10">como en la actividad </text:span><text:span text:style-name="T8">“Laberinto con queso”</text:span>, y hay queso tirado en el piso en distintos lugares; y como antes, las flechas indican para dónde ir para llegar a la salida. La diferencia con las veces anteriores es que ahora no se sabe a qué distancia está la salida. </text:p>
      <text:p text:style-name="P4"><text:span text:style-name="T9">C</text:span>ompletá el programa de la actividad para que el ratón pueda salir de cualquier laberinto que cumpla estas condiciones. Te mostramos algunos tableros iniciales:</text:p>
      <text:p text:style-name="P5"><text:span text:style-name="T6"><draw:frame draw:style-name="fr1" draw:name="Image1" text:anchor-type="as-char" svg:width="3.598cm" svg:height="3.725cm" draw:z-index="0"><draw:image xlink:href="https://lh4.googleusercontent.com/Nq3EdjJR6vvrHsZiEma8h2FXxKLVgHYzFo-Y-l3KxTPNuTcZFc7EFxqEfWpbozFUumQCAOjeKyWfBB_b2tGC_pgFdxqWNtOBorAh6pmQAfh-yWXA1SZ8Q2DOIk7khfwGHopav180" xlink:type="simple" xlink:show="embed" xlink:actuate="onLoad"/><svg:title>LaberintoVariableConQueso-1-Vestido.png</svg:title></draw:frame></text:span><text:span text:style-name="T6"> <text:s text:c="36"/></text:span><text:span text:style-name="T6"><draw:frame draw:style-name="fr1" draw:name="Image2" text:anchor-type="as-char" svg:width="3.556cm" svg:height="3.662cm" draw:z-index="1"><draw:image xlink:href="https://lh5.googleusercontent.com/EiQ2sAmqc6VeyZqSPC41Tr4jfjzIqUZLg_IduibRNcJhJyiSMMScwkyJunHh5JRp_xD4WhB-bhj4dbQyGVKWw-QyK62NvRBVMtzqPLslnlUjwZc3Rs2k3waY9aY8z0B5MK19gyCT" xlink:type="simple" xlink:show="embed" xlink:actuate="onLoad"/><svg:title>LaberintoVariableConQueso-2-Vestido.png</svg:title></draw:frame></text:span></text:p>
      <text:p text:style-name="P5"><text:span text:style-name="T6"><draw:frame draw:style-name="fr1" draw:name="Image3" text:anchor-type="as-char" svg:width="4.403cm" svg:height="4.424cm" draw:z-index="2"><draw:image xlink:href="https://lh3.googleusercontent.com/cthxqCae4333A3LMZnjKhezc8qYKDmW8O5M2jR_xvzPY49W1p2L-qaL2D02kSrKJJUj6lilpwd-yEKmRSFiZPCkgOl_tJEYVJVRX5saVOOcDXRlMQCAIV3zwwVaJFJQFEJ5FM7Ad" xlink:type="simple" xlink:show="embed" xlink:actuate="onLoad"/><svg:title>LaberintoVariableConQueso-3-Vestido.png</svg:title></draw:frame></text:span><text:span text:style-name="T6"> <text:s text:c="28"/></text:span><text:span text:style-name="T6"><draw:frame draw:style-name="fr1" draw:name="Image4" text:anchor-type="as-char" svg:width="4.509cm" svg:height="4.509cm" draw:z-index="3"><draw:image xlink:href="https://lh3.googleusercontent.com/W99_XcDGpO0Nn0oPkmlZ5AXbaXeK0xiiy6TZvzTifHLIdA4-U1kx7rg2bUJqtLfHYsHPcRSjRWhW_PH7IpOtkr5zqYdUMNYOqIg-HXCjm417TCPC51d6zJCIqMoBuWIHHTMGslbb" xlink:type="simple" xlink:show="embed" xlink:actuate="onLoad"/><svg:title>LaberintoVariableConQueso-4-Vestido.png</svg:title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7T21:41:13.639000000</dc:date>
    <meta:editing-duration>PT2H59M5S</meta:editing-duration>
    <meta:editing-cycles>52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5" meta:word-count="88" meta:character-count="580" meta:non-whitespace-character-count="428"/>
  </office:meta>
</office:document-meta>
</file>